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tkinson Hyperlegible" svg:font-family="'Atkinson Hyperlegible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tkinson Hyperlegible" fo:font-size="20pt" officeooo:rsid="001e7060" officeooo:paragraph-rsid="001e7060" style:font-size-asian="20pt" style:font-size-complex="20pt"/>
    </style:style>
    <style:style style:name="P2" style:family="paragraph" style:parent-style-name="Standard">
      <style:paragraph-properties fo:text-align="center" style:justify-single-word="false"/>
      <style:text-properties style:font-name="Atkinson Hyperlegible" fo:font-size="20pt" officeooo:rsid="00233f83" officeooo:paragraph-rsid="00233f83" style:font-size-asian="20pt" style:font-size-complex="20pt"/>
    </style:style>
    <style:style style:name="P3" style:family="paragraph" style:parent-style-name="Standard">
      <style:paragraph-properties fo:text-align="center" style:justify-single-word="false"/>
      <style:text-properties style:font-name="Atkinson Hyperlegible" fo:font-size="14pt" officeooo:rsid="00233f83" officeooo:paragraph-rsid="00233f83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Atkinson Hyperlegible" fo:font-size="14pt" officeooo:rsid="0025232d" officeooo:paragraph-rsid="0025232d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Atkinson Hyperlegible" fo:font-size="14pt" officeooo:rsid="00350112" officeooo:paragraph-rsid="00350112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style:font-name="Atkinson Hyperlegible" fo:font-size="14pt" officeooo:rsid="001e7060" officeooo:paragraph-rsid="001e7060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style:font-name="Atkinson Hyperlegible" fo:font-size="14pt" officeooo:rsid="001e7060" officeooo:paragraph-rsid="00350112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style:font-name="Atkinson Hyperlegible" fo:font-size="14pt" officeooo:rsid="001e7060" officeooo:paragraph-rsid="0025232d" style:font-size-asian="14pt" style:font-size-complex="14pt"/>
    </style:style>
    <style:style style:name="P9" style:family="paragraph" style:parent-style-name="Standard">
      <style:paragraph-properties fo:text-align="center" style:justify-single-word="false"/>
      <style:text-properties style:font-name="Atkinson Hyperlegible" fo:font-size="20pt" officeooo:rsid="0006d9a8" officeooo:paragraph-rsid="002859d6" style:font-size-asian="20pt" style:font-size-complex="20pt"/>
    </style:style>
    <style:style style:name="P10" style:family="paragraph" style:parent-style-name="Standard">
      <style:paragraph-properties fo:text-align="center" style:justify-single-word="false"/>
      <style:text-properties style:font-name="Atkinson Hyperlegible" fo:font-size="14pt" officeooo:rsid="0006d9a8" officeooo:paragraph-rsid="002859d6" style:font-size-asian="14pt" style:font-size-complex="14pt"/>
    </style:style>
    <style:style style:name="P11" style:family="paragraph" style:parent-style-name="Standard">
      <style:paragraph-properties fo:text-align="center" style:justify-single-word="false"/>
      <style:text-properties style:font-name="Atkinson Hyperlegible" fo:font-size="20pt" officeooo:rsid="0006d9a8" officeooo:paragraph-rsid="003941b5" style:font-size-asian="20pt" style:font-size-complex="20pt"/>
    </style:style>
    <style:style style:name="P12" style:family="paragraph" style:parent-style-name="Standard">
      <style:paragraph-properties fo:text-align="center" style:justify-single-word="false"/>
      <style:text-properties style:font-name="Atkinson Hyperlegible" fo:font-size="14pt" style:text-underline-style="solid" style:text-underline-width="auto" style:text-underline-color="font-color" officeooo:rsid="0006d9a8" officeooo:paragraph-rsid="003941b5" style:font-size-asian="14pt" style:font-size-complex="14pt"/>
    </style:style>
    <style:style style:name="P13" style:family="paragraph" style:parent-style-name="Standard">
      <style:paragraph-properties fo:text-align="center" style:justify-single-word="false"/>
      <style:text-properties style:font-name="Atkinson Hyperlegible" fo:font-size="14pt" fo:font-weight="normal" officeooo:rsid="00238906" officeooo:paragraph-rsid="003941b5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center" style:justify-single-word="false"/>
      <style:text-properties style:font-name="Atkinson Hyperlegible" fo:font-size="14pt" officeooo:rsid="00238906" officeooo:paragraph-rsid="003941b5" style:font-size-asian="14pt" style:font-size-complex="14pt"/>
    </style:style>
    <style:style style:name="P15" style:family="paragraph" style:parent-style-name="Standard">
      <style:paragraph-properties fo:text-align="center" style:justify-single-word="false"/>
      <style:text-properties style:font-name="Atkinson Hyperlegible" fo:font-size="20pt" fo:font-weight="normal" officeooo:rsid="003a4822" officeooo:paragraph-rsid="003a4822" style:font-size-asian="20pt" style:font-weight-asian="normal" style:font-size-complex="20pt" style:font-weight-complex="normal"/>
    </style:style>
    <style:style style:name="P16" style:family="paragraph" style:parent-style-name="Standard">
      <style:paragraph-properties fo:text-align="center" style:justify-single-word="false"/>
      <style:text-properties style:font-name="Atkinson Hyperlegible" fo:font-size="14pt" fo:font-weight="normal" officeooo:rsid="003a4822" officeooo:paragraph-rsid="003a4822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text-align="center" style:justify-single-word="false"/>
      <style:text-properties style:font-name="Atkinson Hyperlegible" fo:font-size="14pt" fo:font-weight="normal" officeooo:rsid="003a4822" officeooo:paragraph-rsid="003d4643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font-name="Atkinson Hyperlegible" fo:font-size="20pt" fo:font-weight="normal" officeooo:rsid="003b0d3c" officeooo:paragraph-rsid="003b0d3c" style:font-size-asian="20pt" style:font-weight-asian="normal" style:font-size-complex="20pt" style:font-weight-complex="normal"/>
    </style:style>
    <style:style style:name="P19" style:family="paragraph" style:parent-style-name="Standard">
      <style:paragraph-properties fo:text-align="center" style:justify-single-word="false"/>
      <style:text-properties style:font-name="Atkinson Hyperlegible" fo:font-size="14pt" fo:font-weight="normal" officeooo:rsid="003b5d89" officeooo:paragraph-rsid="003b5d89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text-align="center" style:justify-single-word="false"/>
      <style:text-properties style:font-name="Atkinson Hyperlegible" fo:font-size="14pt" fo:font-weight="normal" officeooo:rsid="003e830d" officeooo:paragraph-rsid="003e830d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text-align="center" style:justify-single-word="false"/>
      <style:text-properties style:font-name="Atkinson Hyperlegible" fo:font-size="14pt" fo:font-weight="normal" officeooo:rsid="003b0d3c" officeooo:paragraph-rsid="003b0d3c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text-align="center" style:justify-single-word="false"/>
      <style:text-properties style:font-name="Atkinson Hyperlegible" fo:font-size="20pt" officeooo:rsid="003f4c4b" officeooo:paragraph-rsid="003f4c4b" style:font-size-asian="20pt" style:font-size-complex="20pt"/>
    </style:style>
    <style:style style:name="P23" style:family="paragraph" style:parent-style-name="Standard">
      <style:paragraph-properties fo:text-align="center" style:justify-single-word="false"/>
      <style:text-properties style:font-name="Atkinson Hyperlegible" fo:font-size="14pt" officeooo:rsid="003f4c4b" officeooo:paragraph-rsid="003f4c4b" style:font-size-asian="14pt" style:font-size-complex="14pt"/>
    </style:style>
    <style:style style:name="P24" style:family="paragraph" style:parent-style-name="Standard">
      <style:paragraph-properties fo:text-align="center" style:justify-single-word="false"/>
      <style:text-properties style:font-name="Atkinson Hyperlegible" fo:font-size="14pt" officeooo:paragraph-rsid="003f4c4b" style:font-size-asian="14pt" style:font-size-complex="14pt"/>
    </style:style>
    <style:style style:name="P25" style:family="paragraph" style:parent-style-name="Standard">
      <style:paragraph-properties fo:text-align="center" style:justify-single-word="false"/>
      <style:text-properties style:font-name="Atkinson Hyperlegible" fo:font-size="14pt" officeooo:rsid="004008d1" officeooo:paragraph-rsid="004008d1" style:font-size-asian="14pt" style:font-size-complex="14pt"/>
    </style:style>
    <style:style style:name="P26" style:family="paragraph" style:parent-style-name="Standard">
      <style:paragraph-properties fo:text-align="center" style:justify-single-word="false"/>
      <style:text-properties style:font-name="Atkinson Hyperlegible" fo:font-size="14pt" officeooo:rsid="00442b0e" officeooo:paragraph-rsid="00442b0e" style:font-size-asian="14pt" style:font-size-complex="14pt"/>
    </style:style>
    <style:style style:name="P27" style:family="paragraph" style:parent-style-name="Standard">
      <style:paragraph-properties fo:text-align="center" style:justify-single-word="false"/>
      <style:text-properties style:font-name="Atkinson Hyperlegible" fo:font-size="14pt" officeooo:rsid="0047e66a" officeooo:paragraph-rsid="0047e66a" style:font-size-asian="14pt" style:font-size-complex="14pt"/>
    </style:style>
    <style:style style:name="P28" style:family="paragraph" style:parent-style-name="Standard">
      <style:paragraph-properties fo:text-align="center" style:justify-single-word="false"/>
      <style:text-properties style:font-name="Atkinson Hyperlegible" fo:font-size="14pt" officeooo:rsid="00484d45" officeooo:paragraph-rsid="00484d45" style:font-size-asian="14pt" style:font-size-complex="14pt"/>
    </style:style>
    <style:style style:name="P29" style:family="paragraph" style:parent-style-name="Standard">
      <style:paragraph-properties fo:text-align="center" style:justify-single-word="false"/>
      <style:text-properties style:font-name="Atkinson Hyperlegible" fo:font-size="14pt" officeooo:rsid="0049ce5c" officeooo:paragraph-rsid="0049ce5c" style:font-size-asian="14pt" style:font-size-complex="14pt"/>
    </style:style>
    <style:style style:name="P30" style:family="paragraph" style:parent-style-name="Standard">
      <style:paragraph-properties fo:text-align="center" style:justify-single-word="false"/>
      <style:text-properties style:font-name="Atkinson Hyperlegible" fo:font-size="20pt" style:font-size-asian="20pt" style:font-size-complex="20pt"/>
    </style:style>
    <style:style style:name="P31" style:family="paragraph" style:parent-style-name="Standard">
      <style:paragraph-properties fo:text-align="center" style:justify-single-word="false"/>
      <style:text-properties style:font-name="Atkinson Hyperlegible" fo:font-size="20pt" officeooo:rsid="004bdfd8" officeooo:paragraph-rsid="004bdfd8" style:font-size-asian="20pt" style:font-size-complex="20pt"/>
    </style:style>
    <style:style style:name="P32" style:family="paragraph" style:parent-style-name="Standard">
      <style:paragraph-properties fo:text-align="center" style:justify-single-word="false"/>
      <style:text-properties style:font-name="Atkinson Hyperlegible" fo:font-size="14pt" style:font-size-asian="14pt" style:font-size-complex="14pt"/>
    </style:style>
    <style:style style:name="P33" style:family="paragraph" style:parent-style-name="Standard">
      <style:paragraph-properties fo:text-align="center" style:justify-single-word="false"/>
      <style:text-properties style:font-name="Atkinson Hyperlegible" fo:font-size="14pt" style:text-underline-style="none" officeooo:rsid="004bdfd8" officeooo:paragraph-rsid="004bdfd8" style:font-size-asian="14pt" style:font-size-complex="14pt"/>
    </style:style>
    <style:style style:name="P34" style:family="paragraph" style:parent-style-name="Standard">
      <style:paragraph-properties fo:text-align="center" style:justify-single-word="false"/>
      <style:text-properties style:font-name="Atkinson Hyperlegible" fo:font-size="14pt" style:text-underline-style="none" officeooo:rsid="004ee262" officeooo:paragraph-rsid="004ee262" style:font-size-asian="14pt" style:font-size-complex="14pt"/>
    </style:style>
    <style:style style:name="P35" style:family="paragraph" style:parent-style-name="Standard">
      <style:paragraph-properties fo:text-align="center" style:justify-single-word="false"/>
      <style:text-properties style:font-name="Atkinson Hyperlegible" fo:font-size="14pt" style:text-underline-style="none" officeooo:rsid="004bdfd8" officeooo:paragraph-rsid="004ee262" style:font-size-asian="14pt" style:font-size-complex="14pt"/>
    </style:style>
    <style:style style:name="P36" style:family="paragraph" style:parent-style-name="Standard">
      <style:paragraph-properties fo:text-align="center" style:justify-single-word="false"/>
      <style:text-properties style:font-name="Atkinson Hyperlegible" fo:font-size="14pt" style:text-underline-style="none" officeooo:rsid="004ee262" officeooo:paragraph-rsid="00547fff" style:font-size-asian="14pt" style:font-size-complex="14pt"/>
    </style:style>
    <style:style style:name="P37" style:family="paragraph" style:parent-style-name="Standard">
      <style:paragraph-properties fo:text-align="center" style:justify-single-word="false"/>
      <style:text-properties style:font-name="Atkinson Hyperlegible" fo:font-size="14pt" style:text-underline-style="none" officeooo:rsid="004d3a4a" officeooo:paragraph-rsid="002dc2f2" style:font-size-asian="14pt" style:font-size-complex="14pt"/>
    </style:style>
    <style:style style:name="P38" style:family="paragraph" style:parent-style-name="Standard">
      <style:paragraph-properties fo:text-align="center" style:justify-single-word="false"/>
      <style:text-properties style:font-name="Atkinson Hyperlegible" fo:font-size="14pt" style:text-underline-style="none" officeooo:rsid="004d3a4a" officeooo:paragraph-rsid="004d3a4a" style:font-size-asian="14pt" style:font-size-complex="14pt"/>
    </style:style>
    <style:style style:name="P39" style:family="paragraph" style:parent-style-name="Standard">
      <style:paragraph-properties fo:text-align="center" style:justify-single-word="false"/>
      <style:text-properties style:font-name="Atkinson Hyperlegible" fo:font-size="14pt" style:text-underline-style="none" officeooo:rsid="002dc2f2" officeooo:paragraph-rsid="002dc2f2" style:font-size-asian="14pt" style:font-size-complex="14pt"/>
    </style:style>
    <style:style style:name="P40" style:family="paragraph" style:parent-style-name="Standard">
      <style:paragraph-properties fo:text-align="center" style:justify-single-word="false"/>
      <style:text-properties style:font-name="Atkinson Hyperlegible" fo:font-size="14pt" style:text-underline-style="none" officeooo:rsid="004bdfd8" officeooo:paragraph-rsid="005004eb" style:font-size-asian="14pt" style:font-size-complex="14pt"/>
    </style:style>
    <style:style style:name="P41" style:family="paragraph" style:parent-style-name="Standard">
      <style:paragraph-properties fo:text-align="center" style:justify-single-word="false"/>
      <style:text-properties style:font-name="Atkinson Hyperlegible" fo:font-size="14pt" style:text-underline-style="none" officeooo:rsid="005004eb" officeooo:paragraph-rsid="005004eb" style:font-size-asian="14pt" style:font-size-complex="14pt"/>
    </style:style>
    <style:style style:name="P42" style:family="paragraph" style:parent-style-name="Standard">
      <style:paragraph-properties fo:text-align="center" style:justify-single-word="false"/>
      <style:text-properties style:font-name="Atkinson Hyperlegible" fo:font-size="14pt" style:text-underline-style="none" officeooo:rsid="005004eb" officeooo:paragraph-rsid="0055387e" style:font-size-asian="14pt" style:font-size-complex="14pt"/>
    </style:style>
    <style:style style:name="P43" style:family="paragraph" style:parent-style-name="Standard">
      <style:paragraph-properties fo:text-align="center" style:justify-single-word="false"/>
      <style:text-properties style:font-name="Atkinson Hyperlegible" fo:font-size="14pt" style:text-underline-style="none" officeooo:rsid="0050e5a0" officeooo:paragraph-rsid="0050e5a0" style:font-size-asian="14pt" style:font-size-complex="14pt"/>
    </style:style>
    <style:style style:name="P44" style:family="paragraph" style:parent-style-name="Standard">
      <style:paragraph-properties fo:text-align="center" style:justify-single-word="false"/>
      <style:text-properties style:font-name="Atkinson Hyperlegible" fo:font-size="14pt" style:text-underline-style="none" officeooo:rsid="0050e5a0" officeooo:paragraph-rsid="0055e045" style:font-size-asian="14pt" style:font-size-complex="14pt"/>
    </style:style>
    <style:style style:name="P45" style:family="paragraph" style:parent-style-name="Standard">
      <style:paragraph-properties fo:text-align="center" style:justify-single-word="false"/>
      <style:text-properties style:font-name="Atkinson Hyperlegible" fo:font-size="14pt" style:text-underline-style="none" officeooo:rsid="004d79f1" officeooo:paragraph-rsid="004d79f1" style:font-size-asian="14pt" style:font-size-complex="14pt"/>
    </style:style>
    <style:style style:name="P46" style:family="paragraph" style:parent-style-name="Standard">
      <style:paragraph-properties fo:text-align="center" style:justify-single-word="false"/>
      <style:text-properties style:font-name="Atkinson Hyperlegible" fo:font-size="20pt" fo:font-weight="normal" officeooo:rsid="000afe5c" officeooo:paragraph-rsid="0030b4a8" style:font-size-asian="20pt" style:font-weight-asian="normal" style:font-size-complex="20pt" style:font-weight-complex="normal"/>
    </style:style>
    <style:style style:name="P47" style:family="paragraph" style:parent-style-name="Standard">
      <style:paragraph-properties fo:text-align="end" style:justify-single-word="false"/>
      <style:text-properties style:font-name="Atkinson Hyperlegible" fo:font-size="14pt" fo:font-weight="normal" officeooo:rsid="00223eb9" officeooo:paragraph-rsid="0030b4a8" style:font-size-asian="14pt" style:font-weight-asian="normal" style:font-size-complex="14pt" style:font-weight-complex="normal"/>
    </style:style>
    <style:style style:name="P48" style:family="paragraph" style:parent-style-name="Standard">
      <style:paragraph-properties fo:text-align="center" style:justify-single-word="false"/>
      <style:text-properties style:font-name="Atkinson Hyperlegible" fo:font-size="14pt" fo:font-weight="normal" officeooo:rsid="002af1dc" officeooo:paragraph-rsid="0030b4a8" style:font-size-asian="14pt" style:font-weight-asian="normal" style:font-size-complex="14pt" style:font-weight-complex="normal"/>
    </style:style>
    <style:style style:name="P49" style:family="paragraph" style:parent-style-name="Standard">
      <style:paragraph-properties fo:text-align="center" style:justify-single-word="false"/>
      <style:text-properties style:font-name="Atkinson Hyperlegible" fo:font-size="14pt" style:text-underline-style="none" fo:font-weight="normal" officeooo:rsid="002af1dc" officeooo:paragraph-rsid="0030b4a8" style:font-size-asian="14pt" style:font-weight-asian="normal" style:font-size-complex="14pt" style:font-weight-complex="normal"/>
    </style:style>
    <style:style style:name="P50" style:family="paragraph" style:parent-style-name="Standard">
      <style:paragraph-properties fo:text-align="center" style:justify-single-word="false"/>
      <style:text-properties style:font-name="Atkinson Hyperlegible" fo:font-size="14pt" style:text-underline-style="none" officeooo:rsid="0030b4a8" officeooo:paragraph-rsid="0030b4a8" style:font-size-asian="14pt" style:font-size-complex="14pt"/>
    </style:style>
    <style:style style:name="P51" style:family="paragraph" style:parent-style-name="Standard">
      <style:paragraph-properties fo:text-align="center" style:justify-single-word="false"/>
      <style:text-properties style:font-name="Atkinson Hyperlegible" fo:font-size="14pt" fo:font-weight="normal" officeooo:rsid="00223eb9" officeooo:paragraph-rsid="0030b4a8" style:font-size-asian="14pt" style:font-weight-asian="normal" style:font-size-complex="14pt" style:font-weight-complex="normal"/>
    </style:style>
    <style:style style:name="P52" style:family="paragraph" style:parent-style-name="Standard">
      <style:paragraph-properties fo:text-align="center" style:justify-single-word="false"/>
      <style:text-properties style:font-name="Atkinson Hyperlegible" fo:font-size="14pt" officeooo:rsid="002e333e" officeooo:paragraph-rsid="0030b4a8" style:font-size-asian="14pt" style:font-size-complex="14pt"/>
    </style:style>
    <style:style style:name="P53" style:family="paragraph" style:parent-style-name="Standard">
      <style:paragraph-properties fo:text-align="center" style:justify-single-word="false"/>
      <style:text-properties style:font-name="Atkinson Hyperlegible" fo:font-size="20pt" officeooo:rsid="0030b4a8" officeooo:paragraph-rsid="0030b4a8" style:font-size-asian="20pt" style:font-size-complex="20pt"/>
    </style:style>
    <style:style style:name="P54" style:family="paragraph" style:parent-style-name="Standard">
      <style:paragraph-properties fo:text-align="center" style:justify-single-word="false"/>
      <style:text-properties style:font-name="Atkinson Hyperlegible" fo:font-size="20pt" officeooo:rsid="005b533d" officeooo:paragraph-rsid="005b533d" style:font-size-asian="20pt" style:font-size-complex="20pt"/>
    </style:style>
    <style:style style:name="P55" style:family="paragraph" style:parent-style-name="Standard">
      <style:paragraph-properties fo:text-align="center" style:justify-single-word="false"/>
      <style:text-properties style:font-name="Atkinson Hyperlegible" fo:font-size="14pt" officeooo:rsid="0030b4a8" officeooo:paragraph-rsid="0030b4a8" style:font-size-asian="14pt" style:font-size-complex="14pt"/>
    </style:style>
    <style:style style:name="P56" style:family="paragraph" style:parent-style-name="Standard">
      <style:paragraph-properties fo:text-align="center" style:justify-single-word="false"/>
      <style:text-properties style:font-name="Atkinson Hyperlegible" fo:font-size="14pt" officeooo:rsid="005b533d" officeooo:paragraph-rsid="005b533d" style:font-size-asian="14pt" style:font-size-complex="14pt"/>
    </style:style>
    <style:style style:name="P57" style:family="paragraph" style:parent-style-name="Standard">
      <style:paragraph-properties fo:text-align="center" style:justify-single-word="false"/>
      <style:text-properties style:font-name="Atkinson Hyperlegible" fo:font-size="20pt" officeooo:rsid="005e22e9" officeooo:paragraph-rsid="005e22e9" style:font-size-asian="20pt" style:font-size-complex="20pt"/>
    </style:style>
    <style:style style:name="P58" style:family="paragraph" style:parent-style-name="Standard">
      <style:paragraph-properties fo:text-align="center" style:justify-single-word="false"/>
      <style:text-properties style:font-name="Atkinson Hyperlegible" fo:font-size="14pt" officeooo:rsid="005e500f" officeooo:paragraph-rsid="005e500f" style:font-size-asian="14pt" style:font-size-complex="14pt"/>
    </style:style>
    <style:style style:name="P59" style:family="paragraph" style:parent-style-name="Standard">
      <style:paragraph-properties fo:text-align="center" style:justify-single-word="false"/>
      <style:text-properties style:font-name="Atkinson Hyperlegible" fo:font-size="14pt" officeooo:rsid="005ff434" officeooo:paragraph-rsid="005ff434" style:font-size-asian="14pt" style:font-size-complex="14pt"/>
    </style:style>
    <style:style style:name="P60" style:family="paragraph" style:parent-style-name="Standard">
      <style:paragraph-properties fo:text-align="center" style:justify-single-word="false"/>
      <style:text-properties style:font-name="Atkinson Hyperlegible" fo:font-size="14pt" officeooo:rsid="00615107" officeooo:paragraph-rsid="00615107" style:font-size-asian="14pt" style:font-size-complex="14pt"/>
    </style:style>
    <style:style style:name="P61" style:family="paragraph" style:parent-style-name="Standard">
      <style:paragraph-properties fo:text-align="center" style:justify-single-word="false"/>
      <style:text-properties style:font-name="Atkinson Hyperlegible" fo:font-size="14pt" officeooo:rsid="005e500f" officeooo:paragraph-rsid="0064a391" style:font-size-asian="14pt" style:font-size-complex="14pt"/>
    </style:style>
    <style:style style:name="P62" style:family="paragraph" style:parent-style-name="Standard">
      <style:paragraph-properties fo:text-align="center" style:justify-single-word="false"/>
      <style:text-properties style:font-name="Atkinson Hyperlegible" fo:font-size="14pt" officeooo:rsid="005ff434" officeooo:paragraph-rsid="0064a391" style:font-size-asian="14pt" style:font-size-complex="14pt"/>
    </style:style>
    <style:style style:name="P63" style:family="paragraph" style:parent-style-name="Standard">
      <style:paragraph-properties fo:text-align="center" style:justify-single-word="false"/>
      <style:text-properties style:font-name="Atkinson Hyperlegible" fo:font-size="14pt" officeooo:rsid="0030b4a8" officeooo:paragraph-rsid="0064a391" style:font-size-asian="14pt" style:font-size-complex="14pt"/>
    </style:style>
    <style:style style:name="P64" style:family="paragraph" style:parent-style-name="Standard">
      <style:paragraph-properties fo:text-align="center" style:justify-single-word="false"/>
      <style:text-properties style:font-name="Atkinson Hyperlegible" fo:font-size="14pt" officeooo:rsid="00615107" officeooo:paragraph-rsid="0064a391" style:font-size-asian="14pt" style:font-size-complex="14pt"/>
    </style:style>
    <style:style style:name="P65" style:family="paragraph" style:parent-style-name="Standard">
      <style:paragraph-properties fo:text-align="center" style:justify-single-word="false"/>
      <style:text-properties style:font-name="Atkinson Hyperlegible" fo:font-size="20pt" officeooo:rsid="00665779" officeooo:paragraph-rsid="00665779" style:font-size-asian="20pt" style:font-size-complex="20pt"/>
    </style:style>
    <style:style style:name="P66" style:family="paragraph" style:parent-style-name="Standard">
      <style:paragraph-properties fo:text-align="center" style:justify-single-word="false"/>
      <style:text-properties style:font-name="Atkinson Hyperlegible" fo:font-size="14pt" officeooo:rsid="00665779" officeooo:paragraph-rsid="00665779" style:font-size-asian="14pt" style:font-size-complex="14pt"/>
    </style:style>
    <style:style style:name="P67" style:family="paragraph" style:parent-style-name="Standard">
      <style:paragraph-properties fo:text-align="center" style:justify-single-word="false"/>
      <style:text-properties style:font-name="Atkinson Hyperlegible" fo:font-size="14pt" officeooo:rsid="0067eeaf" officeooo:paragraph-rsid="0067ef02" style:font-size-asian="14pt" style:font-size-complex="14pt"/>
    </style:style>
    <style:style style:name="P68" style:family="paragraph" style:parent-style-name="Standard">
      <style:paragraph-properties fo:text-align="center" style:justify-single-word="false"/>
      <style:text-properties style:font-name="Atkinson Hyperlegible" fo:font-size="14pt" officeooo:rsid="0067eeaf" officeooo:paragraph-rsid="0067eeaf" style:font-size-asian="14pt" style:font-size-complex="14pt"/>
    </style:style>
    <style:style style:name="P69" style:family="paragraph" style:parent-style-name="Standard">
      <style:paragraph-properties fo:text-align="center" style:justify-single-word="false"/>
      <style:text-properties style:font-name="Atkinson Hyperlegible" fo:font-size="14pt" officeooo:rsid="00665779" officeooo:paragraph-rsid="0067eeaf" style:font-size-asian="14pt" style:font-size-complex="14pt"/>
    </style:style>
    <style:style style:name="P70" style:family="paragraph" style:parent-style-name="Standard">
      <style:paragraph-properties fo:text-align="center" style:justify-single-word="false"/>
      <style:text-properties style:font-name="Atkinson Hyperlegible" fo:font-size="20pt" officeooo:rsid="006ac71b" officeooo:paragraph-rsid="006ac71b" style:font-size-asian="20pt" style:font-size-complex="20pt"/>
    </style:style>
    <style:style style:name="P71" style:family="paragraph" style:parent-style-name="Standard">
      <style:paragraph-properties fo:text-align="center" style:justify-single-word="false"/>
      <style:text-properties style:font-name="Atkinson Hyperlegible" fo:font-size="14pt" officeooo:rsid="006ac71b" officeooo:paragraph-rsid="006ac71b" style:font-size-asian="14pt" style:font-size-complex="14pt"/>
    </style:style>
    <style:style style:name="T1" style:family="text">
      <style:text-properties officeooo:rsid="00350112"/>
    </style:style>
    <style:style style:name="T2" style:family="text">
      <style:text-properties officeooo:rsid="00227aad"/>
    </style:style>
    <style:style style:name="T3" style:family="text">
      <style:text-properties officeooo:rsid="00365088"/>
    </style:style>
    <style:style style:name="T4" style:family="text">
      <style:text-properties officeooo:rsid="0036b082"/>
    </style:style>
    <style:style style:name="T5" style:family="text">
      <style:text-properties officeooo:rsid="0006d9a8"/>
    </style:style>
    <style:style style:name="T6" style:family="text">
      <style:text-properties officeooo:rsid="00143267"/>
    </style:style>
    <style:style style:name="T7" style:family="text">
      <style:text-properties officeooo:rsid="00157873"/>
    </style:style>
    <style:style style:name="T8" style:family="text">
      <style:text-properties style:use-window-font-color="true" loext:opacity="0%"/>
    </style:style>
    <style:style style:name="T9" style:family="text">
      <style:text-properties officeooo:rsid="0007fc71"/>
    </style:style>
    <style:style style:name="T10" style:family="text">
      <style:text-properties officeooo:rsid="0016993e"/>
    </style:style>
    <style:style style:name="T11" style:family="text">
      <style:text-properties officeooo:rsid="003e830d"/>
    </style:style>
    <style:style style:name="T12" style:family="text">
      <style:text-properties officeooo:rsid="0042e4d7"/>
    </style:style>
    <style:style style:name="T13" style:family="text">
      <style:text-properties officeooo:rsid="004182e4"/>
    </style:style>
    <style:style style:name="T14" style:family="text">
      <style:text-properties officeooo:rsid="0047e66a"/>
    </style:style>
    <style:style style:name="T15" style:family="text">
      <style:text-properties officeooo:rsid="0045ccd2"/>
    </style:style>
    <style:style style:name="T16" style:family="text">
      <style:text-properties officeooo:rsid="0046a023"/>
    </style:style>
    <style:style style:name="T17" style:family="text">
      <style:text-properties officeooo:rsid="00471f50"/>
    </style:style>
    <style:style style:name="T18" style:family="text">
      <style:text-properties officeooo:rsid="004bb685"/>
    </style:style>
    <style:style style:name="T19" style:family="text">
      <style:text-properties officeooo:rsid="004bd730"/>
    </style:style>
    <style:style style:name="T20" style:family="text">
      <style:text-properties officeooo:rsid="004afb55"/>
    </style:style>
    <style:style style:name="T21" style:family="text">
      <style:text-properties officeooo:rsid="00484d45"/>
    </style:style>
    <style:style style:name="T22" style:family="text">
      <style:text-properties officeooo:rsid="00547fff"/>
    </style:style>
    <style:style style:name="T23" style:family="text">
      <style:text-properties style:text-underline-style="none"/>
    </style:style>
    <style:style style:name="T24" style:family="text">
      <style:text-properties officeooo:rsid="0055387e"/>
    </style:style>
    <style:style style:name="T25" style:family="text">
      <style:text-properties officeooo:rsid="005004eb"/>
    </style:style>
    <style:style style:name="T26" style:family="text">
      <style:text-properties officeooo:rsid="004d3a4a"/>
    </style:style>
    <style:style style:name="T27" style:family="text">
      <style:text-properties officeooo:rsid="0055e045"/>
    </style:style>
    <style:style style:name="T28" style:family="text">
      <style:text-properties officeooo:rsid="0050e5a0"/>
    </style:style>
    <style:style style:name="T29" style:family="text">
      <style:text-properties officeooo:rsid="004d79f1"/>
    </style:style>
    <style:style style:name="T30" style:family="text">
      <style:text-properties officeooo:rsid="000afe5c"/>
    </style:style>
    <style:style style:name="T31" style:family="text">
      <style:text-properties officeooo:rsid="003b3669"/>
    </style:style>
    <style:style style:name="T32" style:family="text">
      <style:text-properties officeooo:rsid="005b533d"/>
    </style:style>
    <style:style style:name="T33" style:family="text">
      <style:text-properties officeooo:rsid="0067eea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nto de Entrada</text:p>
      <text:p text:style-name="P2"><text:span text:style-name="T1">Nuestra gloria es la cruz del Señor</text:span>.</text:p>
      <text:p text:style-name="P3"/>
      <text:p text:style-name="P4">CORO:</text:p>
      <text:p text:style-name="P5">NUESTRA GLORIA ES LA CRUZ DEL SEÑOR.</text:p>
      <text:p text:style-name="P5">NUESTRA GLORIA ES LA CRUZ DEL SEÑOR.</text:p>
      <text:p text:style-name="P6"/>
      <text:p text:style-name="P7">1. <text:span text:style-name="T1">Debemos de gloriarnos en la cruz de</text:span></text:p>
      <text:p text:style-name="P7"><text:span text:style-name="T1">nuestro Señor Jesucristo.</text:span><text:span text:style-name="T2"><text:tab/>CORO.</text:span></text:p>
      <text:p text:style-name="P6"/>
      <text:p text:style-name="P6">2. <text:span text:style-name="T1">Porque en Él está nuestra salvación</text:span></text:p>
      <text:p text:style-name="P8"><text:span text:style-name="T1">nuestra vida y resurrección.</text:span><text:span text:style-name="T2"><text:tab/>CORO.</text:span></text:p>
      <text:p text:style-name="P6"/>
      <text:p text:style-name="P6">3. <text:span text:style-name="T1">Por Él fuimos salvados</text:span></text:p>
      <text:p text:style-name="P8"><text:span text:style-name="T1">y redimidos.</text:span><text:span text:style-name="T2"><text:tab/>CORO.</text:span></text:p>
      <text:p text:style-name="P6"/>
      <text:p text:style-name="P6">4. <text:span text:style-name="T3">El Señor tenga piedad y nos bendiga</text:span></text:p>
      <text:p text:style-name="P8"><text:span text:style-name="T3">vuelva su rostro a nosotros.</text:span><text:span text:style-name="T2"><text:tab/>CORO.</text:span></text:p>
      <text:p text:style-name="P6"/>
      <text:p text:style-name="P6">5. <text:span text:style-name="T4">Conozcan en las tierra tus caminos,</text:span></text:p>
      <text:p text:style-name="P8"><text:span text:style-name="T4">todo el mundo tu salvación.</text:span><text:span text:style-name="T2"><text:tab/>CORO.</text:span></text:p>
      <text:p text:style-name="P6"/>
      <text:p text:style-name="P9">Kýrie</text:p>
      <text:p text:style-name="P10"/>
      <text:p text:style-name="P10">Kyrie eleison, kyrie eleison.</text:p>
      <text:p text:style-name="P10">Christe eleison, Christe eleison.</text:p>
      <text:p text:style-name="P10">Kyrie eleison, kyrie eleison.</text:p>
      <text:p text:style-name="P10"/>
      <text:p text:style-name="P11">Gloria</text:p>
      <text:p text:style-name="P12"/>
      <text:p text:style-name="P13">G<text:span text:style-name="T5">loria</text:span>, <text:span text:style-name="T5">gloria</text:span> <text:span text:style-name="T5">in</text:span> <text:span text:style-name="T5">excélsis</text:span>, <text:span text:style-name="T5">gloria</text:span> <text:span text:style-name="T5">in</text:span> <text:span text:style-name="T5">excélsis</text:span> D<text:span text:style-name="T5">eo.</text:span></text:p>
      <text:p text:style-name="P13"><text:span text:style-name="T6">E</text:span><text:span text:style-name="T5">t</text:span> <text:span text:style-name="T5">in</text:span> <text:span text:style-name="T5">terra</text:span> <text:span text:style-name="T5">pax</text:span> <text:span text:style-name="T5">homínibus</text:span> <text:span text:style-name="T5">bone</text:span> <text:span text:style-name="T5">voluntátis</text:span>.</text:p>
      <text:p text:style-name="P14">Laudámus te.</text:p>
      <text:p text:style-name="P14"><text:span text:style-name="T7">B</text:span>enedícimus te.</text:p>
      <text:p text:style-name="P14"><text:span text:style-name="T7">A</text:span>dorámos te.</text:p>
      <text:p text:style-name="P14"><text:span text:style-name="T7">G</text:span>loridicámus te.</text:p>
      <text:p text:style-name="P14"><text:span text:style-name="T7">G</text:span>rátias áginus tibi propter magnam glóriam tuam.</text:p>
      <text:p text:style-name="P14">Dómine Deus, Rex celéstis, Deus Pater omnípotens.</text:p>
      <text:p text:style-name="P14"><text:soft-page-break/><text:span text:style-name="T8">Dómine Fili unigénite, Jesu Christe.</text:span></text:p>
      <text:p text:style-name="P14">Dómine Deus, Agnus Dei, Filius Patris.</text:p>
      <text:p text:style-name="P14"><text:span text:style-name="T7">Q</text:span>uitollis peccáta mundi, miserére nobis.</text:p>
      <text:p text:style-name="P14"><text:span text:style-name="T7">Q</text:span>uitollis peccáta mundi, súscipe deprecatiónem nostram.</text:p>
      <text:p text:style-name="P14">Qui sedes ad déxteram Patris, miserére nobis.</text:p>
      <text:p text:style-name="P14"><text:span text:style-name="T9">Q</text:span>uóniam tu solus Sanctus.</text:p>
      <text:p text:style-name="P14"><text:span text:style-name="T10">T</text:span>u solus Dóminus.</text:p>
      <text:p text:style-name="P14"><text:span text:style-name="T10">T</text:span>u solus Altíssimus, Jesu Christe.</text:p>
      <text:p text:style-name="P14"><text:span text:style-name="T10">C</text:span>um Sancto Spíritu in glória Dei Patris.</text:p>
      <text:p text:style-name="P13">A<text:span text:style-name="T9">mén</text:span>.</text:p>
      <text:p text:style-name="P13"/>
      <text:p text:style-name="P15">Salmo responsorial</text:p>
      <text:p text:style-name="P16"/>
      <text:p text:style-name="P16">R. GRACIAS, SEÑOR, POR TU SANGRE QUE NOS LAVA.</text:p>
      <text:p text:style-name="P17">GRACIAS, SEÑOR, POR TU SANGRE QUE NOS LAVA.</text:p>
      <text:p text:style-name="P16"/>
      <text:p text:style-name="P16">¿Cómo le pagaré al Señor</text:p>
      <text:p text:style-name="P16">todo el bien que me ha hecho?</text:p>
      <text:p text:style-name="P16">Levantaré el cáliz de salvación</text:p>
      <text:p text:style-name="P16">e invocaré el nombre del Señor.<text:tab/>R.</text:p>
      <text:p text:style-name="P16"/>
      <text:p text:style-name="P16">A los ojos del Señor es muy penoso</text:p>
      <text:p text:style-name="P16">que mueran sus amigos.</text:p>
      <text:p text:style-name="P16">De la muerte, Señor, <text:s/>me has librado,</text:p>
      <text:p text:style-name="P16">a mí, tu esclavo e hijo de tu esclava.<text:tab/>R.</text:p>
      <text:p text:style-name="P16"/>
      <text:p text:style-name="P16">Te ofreceré con gratitud un sacrificio</text:p>
      <text:p text:style-name="P16">e invocaré tu nombre.</text:p>
      <text:p text:style-name="P16">Cumpliré mis promesas al Señor</text:p>
      <text:p text:style-name="P16">ante todo su pueblo.<text:tab/>R.</text:p>
      <text:p text:style-name="P16"/>
      <text:p text:style-name="P18">Aclamación al Evangelio</text:p>
      <text:p text:style-name="P19"/>
      <text:p text:style-name="P20">CORO:</text:p>
      <text:p text:style-name="P19">ALABANZA A TÍ, OH CRISTO, REY DE ETERNA GLORIA.</text:p>
      <text:p text:style-name="P19">ALABANZA A TÍ, OH CRISTO, REY DE ETERNA GLORIA.</text:p>
      <text:p text:style-name="P19"/>
      <text:p text:style-name="P21">Les doy un mandamiento nuevo, dice el Señor,</text:p>
      <text:p text:style-name="P21">que se amen los unos a los otros, como yo los he amado.<text:tab/><text:span text:style-name="T11">CORO.</text:span></text:p>
      <text:p text:style-name="P22"><text:soft-page-break/>Respuesta a las peticiones</text:p>
      <text:p text:style-name="P23"/>
      <text:p text:style-name="P23">R. ESCÚCHANOS, SEÑOR.</text:p>
      <text:p text:style-name="P23">ESCÚCHANOS, SEÑOR.</text:p>
      <text:p text:style-name="P23"/>
      <text:p text:style-name="P22">Lavatorio de los pies</text:p>
      <text:p text:style-name="P22"><text:span text:style-name="T12">Les</text:span> doy un mandamiento nuevo</text:p>
      <text:p text:style-name="P24"/>
      <text:p text:style-name="P25">CORO:</text:p>
      <text:p text:style-name="P25"><text:span text:style-name="T13">LES</text:span> DOY UN MANDAMIENTO NUEVO:</text:p>
      <text:p text:style-name="P25">QUE OS AMÉIS UNOS A OTROS</text:p>
      <text:p text:style-name="P25">COMO YO OS HE AMADO, DICE EL SEÑOR.</text:p>
      <text:p text:style-name="P24"/>
      <text:p text:style-name="P26"><text:span text:style-name="T14">1.</text:span>El Señor se levantó de la mesa,</text:p>
      <text:p text:style-name="P26">echó agua en <text:span text:style-name="T15">la jofaina</text:span></text:p>
      <text:p text:style-name="P26">y <text:span text:style-name="T16">comenzó</text:span> a lavar los pies a <text:span text:style-name="T17">sus</text:span> discípulos,</text:p>
      <text:p text:style-name="P26">para darles ejemplo. <text:tab/><text:span text:style-name="T14">CORO.</text:span></text:p>
      <text:p text:style-name="P26"/>
      <text:p text:style-name="P27">2. Señor. ¿Pretendes Tú lavar mis pies?</text:p>
      <text:p text:style-name="P27">Jesús le respondió:</text:p>
      <text:p text:style-name="P27">Si no te lavo <text:span text:style-name="T18">tus</text:span> pies, no tendrás parte conmigo.</text:p>
      <text:p text:style-name="P27">Lo entenderás más tarde.<text:tab/>CORO.</text:p>
      <text:p text:style-name="P27"/>
      <text:p text:style-name="P28">3. En esto reconocerán todos <text:span text:style-name="T19">que</text:span> ustedes</text:p>
      <text:p text:style-name="P29">son mis discípulos</text:p>
      <text:p text:style-name="P29">en que se amen</text:p>
      <text:p text:style-name="P29">los unos a los otros.</text:p>
      <text:p text:style-name="P27"/>
      <text:p text:style-name="P27"><text:span text:style-name="T20">4</text:span>. <text:span text:style-name="T21">Permanezcan en la fe, la esperanza</text:span></text:p>
      <text:p text:style-name="P28">y la caridad</text:p>
      <text:p text:style-name="P29">la más grande es la caridad.</text:p>
      <text:p text:style-name="P29">La más grande virtud.<text:tab/>CORO.</text:p>
      <text:p text:style-name="P24"/>
      <text:p text:style-name="P24"/>
      <text:p text:style-name="P24"/>
      <text:p text:style-name="P24"/>
      <text:p text:style-name="P24"/>
      <text:p text:style-name="P24"/>
      <text:p text:style-name="P30"><text:soft-page-break/>Ofertorio</text:p>
      <text:p text:style-name="P31">Ubi cáritas</text:p>
      <text:p text:style-name="P32"/>
      <text:p text:style-name="P33"><text:span text:style-name="T22">1. </text:span>UBI CÁRITAS ET AMOR DEUS IBI EST.</text:p>
      <text:p text:style-name="P34"><text:span text:style-name="T22">Congregávit</text:span> <text:span text:style-name="T22">nos</text:span> <text:span text:style-name="T22">in</text:span> <text:span text:style-name="T22">unum</text:span> <text:span text:style-name="T22">Christi</text:span> <text:span text:style-name="T22">amor</text:span>.</text:p>
      <text:p text:style-name="P35">UBI CÁRITAS ET AMOR DEUS IBI EST.</text:p>
      <text:p text:style-name="P36"><text:span text:style-name="T22">Congregávit</text:span> <text:span text:style-name="T22">nos</text:span> <text:span text:style-name="T22">in</text:span> <text:span text:style-name="T22">unum</text:span> <text:span text:style-name="T22">Christi</text:span> <text:span text:style-name="T22">amor</text:span>.</text:p>
      <text:p text:style-name="P34">CHRISTI AMOR.</text:p>
      <text:p text:style-name="P37">Exsultémus et in ipso iucundémur.</text:p>
      <text:p text:style-name="P38">Timeámus et amémus Deum vivum.</text:p>
      <text:p text:style-name="P38">Et ex corde diligámus nos sincéro.<text:span text:style-name="T23"/></text:p>
      <text:p text:style-name="P39"/>
      <text:p text:style-name="P40"><text:span text:style-name="T24">2. </text:span>UBI CÁRITAS ET AMOR DEUS IBI EST.</text:p>
      <text:p text:style-name="P41"><text:span text:style-name="T24">Simul</text:span> <text:span text:style-name="T24">ergo</text:span> <text:span text:style-name="T24">cum</text:span> <text:span text:style-name="T24">in</text:span> <text:span text:style-name="T24">congregámur</text:span>.</text:p>
      <text:p text:style-name="P40">UBI CÁRITAS ET AMOR DEUS IBI EST.</text:p>
      <text:p text:style-name="P42"><text:span text:style-name="T24">Simul</text:span> <text:span text:style-name="T24">ergo</text:span> <text:span text:style-name="T24">cum</text:span> <text:span text:style-name="T24">in</text:span> <text:span text:style-name="T24">congregámur</text:span>.</text:p>
      <text:p text:style-name="P41">CONGREGÁMUR.</text:p>
      <text:p text:style-name="P39"><text:span text:style-name="T25">E</text:span><text:span text:style-name="T26">n nos mente dividámur, caveámus.</text:span></text:p>
      <text:p text:style-name="P38">Cessent iúrgia malígna, cessent lites</text:p>
      <text:p text:style-name="P38">et in médio nostri sit Christus Deus.</text:p>
      <text:p text:style-name="P39"/>
      <text:p text:style-name="P40"><text:span text:style-name="T27">3. </text:span>UBI CÁRITAS ET AMOR DEUS IBI EST.</text:p>
      <text:p text:style-name="P43"><text:span text:style-name="T27">Simul</text:span> <text:span text:style-name="T27">quoque</text:span> <text:span text:style-name="T27">cum</text:span> <text:span text:style-name="T27">beátis</text:span> <text:span text:style-name="T27">videámus</text:span>.</text:p>
      <text:p text:style-name="P40">UBI CÁRITAS ET AMOR DEUS IBI EST.</text:p>
      <text:p text:style-name="P44"><text:span text:style-name="T27">Simul</text:span> <text:span text:style-name="T27">quoque</text:span> <text:span text:style-name="T27">cum</text:span> <text:span text:style-name="T27">beátis</text:span> <text:span text:style-name="T27">videámus</text:span>.</text:p>
      <text:p text:style-name="P43">VIDEÁMUS.</text:p>
      <text:p text:style-name="P39"><text:span text:style-name="T28">G</text:span><text:span text:style-name="T26">loriánter vultum tuum, Christe Deus:</text:span></text:p>
      <text:p text:style-name="P38">Gáu<text:span text:style-name="T29">dium, quod est imménsum atque probum,</text:span></text:p>
      <text:p text:style-name="P45">Saécula per infiníta saeculórum.</text:p>
      <text:p text:style-name="P45"/>
      <text:p text:style-name="P45">AMÉN.</text:p>
      <text:p text:style-name="P39"/>
      <text:p text:style-name="P46">Sanctus</text:p>
      <text:p text:style-name="P47"/>
      <text:p text:style-name="P48">S<text:span text:style-name="T30">anctus</text:span>, <text:span text:style-name="T30">sanctus</text:span>, <text:span text:style-name="T30">sanctus</text:span></text:p>
      <text:p text:style-name="P48">Dó<text:span text:style-name="T30">minus</text:span> D<text:span text:style-name="T30">eus</text:span> Sá<text:span text:style-name="T30">baoth</text:span>.</text:p>
      <text:p text:style-name="P48"/>
      <text:p text:style-name="P48">P<text:span text:style-name="T31">leni</text:span> <text:span text:style-name="T31">sunt</text:span> <text:span text:style-name="T31">cœli</text:span> <text:span text:style-name="T31">et</text:span> <text:span text:style-name="T31">terra</text:span> <text:span text:style-name="T31">glória</text:span> <text:span text:style-name="T31">tuam</text:span>.</text:p>
      <text:p text:style-name="P48">H<text:span text:style-name="T30">osanna in excélsis</text:span>.</text:p>
      <text:p text:style-name="P49"><text:soft-page-break/></text:p>
      <text:p text:style-name="P48">Benedíctus qui venit in nómine Dómini.</text:p>
      <text:p text:style-name="P48">H<text:span text:style-name="T30">osanna in excélsis</text:span>.</text:p>
      <text:p text:style-name="P50"/>
      <text:p text:style-name="P46">Agnus Dei</text:p>
      <text:p text:style-name="P51"/>
      <text:p text:style-name="P52">Agnus Dei, quitolis peccáta mundi, miserére nobis.</text:p>
      <text:p text:style-name="P52">Agnus Dei, quitolis peccáta mundi, miserére nobis.</text:p>
      <text:p text:style-name="P52">Agnus Dei, quitolis peccáta mundi, dona nobis pacem.</text:p>
      <text:p text:style-name="P52"/>
      <text:p text:style-name="P53">Comunión</text:p>
      <text:p text:style-name="P54">Comiendo del mismo pan</text:p>
      <text:p text:style-name="P55"/>
      <text:p text:style-name="P56">CORO:</text:p>
      <text:p text:style-name="P56">COMIENDO DEL MISMO PAN,</text:p>
      <text:p text:style-name="P56">BEBIENDO DEL MISMO VINO,</text:p>
      <text:p text:style-name="P56">QUERIENDO EN EL MISMO AMOR,</text:p>
      <text:p text:style-name="P56">SELLAMOS TU ALIANZA CRISTO.</text:p>
      <text:p text:style-name="P56"/>
      <text:p text:style-name="P55">1. <text:span text:style-name="T32">La noche de su pasión</text:span></text:p>
      <text:p text:style-name="P56">cogió el pan entre sus manos</text:p>
      <text:p text:style-name="P56">y dijo: “Tomad, comed,</text:p>
      <text:p text:style-name="P56">esto es mi Cuerpo entregado”.<text:tab/>CORO.</text:p>
      <text:p text:style-name="P55"/>
      <text:p text:style-name="P55">2. <text:span text:style-name="T32">La noche de su pasión</text:span></text:p>
      <text:p text:style-name="P56">tomó el cáliz en sus manos</text:p>
      <text:p text:style-name="P56">y dijo: “Tomad, bebed,</text:p>
      <text:p text:style-name="P56">es la sangre que derramo”.<text:tab/>CORO.</text:p>
      <text:p text:style-name="P55"/>
      <text:p text:style-name="P55">3. <text:span text:style-name="T32">La noche de su pasión</text:span></text:p>
      <text:p text:style-name="P56">nos dio el Señor su mandato:</text:p>
      <text:p text:style-name="P56">“Amaos unos a otros,</text:p>
      <text:p text:style-name="P56">lo mismo que yo os amo”.</text:p>
      <text:p text:style-name="P55"/>
      <text:p text:style-name="P55"/>
      <text:p text:style-name="P55"/>
      <text:p text:style-name="P55"/>
      <text:p text:style-name="P55"/>
      <text:p text:style-name="P57"><text:soft-page-break/>Panis angelicus</text:p>
      <text:p text:style-name="P55"/>
      <text:p text:style-name="P58">Panis angelicus, fit panis hominum,</text:p>
      <text:p text:style-name="P59">dat panis coelicus figuris terminum.</text:p>
      <text:p text:style-name="P55"/>
      <text:p text:style-name="P59">O res mirabilis, manducat Dóminum,</text:p>
      <text:p text:style-name="P60">pauper, pauper, servus et humilis.</text:p>
      <text:p text:style-name="P60">Pauper, pauper, servus et humilis.</text:p>
      <text:p text:style-name="P60"/>
      <text:p text:style-name="P61">Panis angelicus, fit panis hominum,</text:p>
      <text:p text:style-name="P62">dat panis coelicus figuris terminum.</text:p>
      <text:p text:style-name="P63"/>
      <text:p text:style-name="P62">O res mirabilis, manducat Dóminum,</text:p>
      <text:p text:style-name="P64">pauper, pauper, servus et humilis.</text:p>
      <text:p text:style-name="P64">Pauper, pauper, servus et humilis.</text:p>
      <text:p text:style-name="P64"/>
      <text:p text:style-name="P65">Anhelo del alma</text:p>
      <text:p text:style-name="P66"/>
      <text:p text:style-name="P66">1. ¡Silencio pides Señor! Silencio te ofrezco.</text:p>
      <text:p text:style-name="P66">¡Vida oculta Señor! Sea el monasterio mi escondrijo.</text:p>
      <text:p text:style-name="P66">¡Sacrificio Señor! Todo por ti lo di.</text:p>
      <text:p text:style-name="P66">¡Renuncia Señor! Mi voluntad es tuya.</text:p>
      <text:p text:style-name="P66">¿Qué queréis, Señor, de mí?</text:p>
      <text:p text:style-name="P66"/>
      <text:p text:style-name="P66">CORO:</text:p>
      <text:p text:style-name="P66">¡AMOR, AMOR, AMOR!</text:p>
      <text:p text:style-name="P67">UNIRME ABSOLUTAMENTE </text:p>
      <text:p text:style-name="P67">Y ENTERAMENTE A JESÚS.</text:p>
      <text:p text:style-name="P68">A NO VIVIR MAS QUE PARA AMAR Y PADECER.</text:p>
      <text:p text:style-name="P68">A SER EL ULTIMO MENOS PARA OBEDECER.</text:p>
      <text:p text:style-name="P66"/>
      <text:p text:style-name="P68">2. ¡Quisiera que tu vida! Fuera mi única regla.</text:p>
      <text:p text:style-name="P68">¡Tu cuerpo eucarístico! Mi único alimento.</text:p>
      <text:p text:style-name="P68">¡Tu evangelio! Mi único estudio.</text:p>
      <text:p text:style-name="P68">¡Tu amor! Mi única razón para vivir.</text:p>
      <text:p text:style-name="P69">¿Qué queréis, Señor, de mí?<text:tab/><text:span text:style-name="T33">CORO.</text:span></text:p>
      <text:p text:style-name="P69"/>
      <text:p text:style-name="P69"/>
      <text:p text:style-name="P69"/>
      <text:p text:style-name="P68"><text:soft-page-break/>3. ¡Quisiera dejar de vivir!</text:p>
      <text:p text:style-name="P68">¡Si vivir pudiera sin amarte!</text:p>
      <text:p text:style-name="P68">¡Quisiera morir de amor!</text:p>
      <text:p text:style-name="P68">Ya que solo de amor vivir no puedo.</text:p>
      <text:p text:style-name="P69">¿Qué queréis, Señor, de mí?<text:tab/><text:span text:style-name="T33">CORO.</text:span></text:p>
      <text:p text:style-name="P55"/>
      <text:p text:style-name="P70">Procesión del Santísimo</text:p>
      <text:p text:style-name="P70">Pange lingua</text:p>
      <text:p text:style-name="P71"/>
      <text:p text:style-name="P71"/>
      <text:p text:style-name="P71"/>
      <text:p text:style-name="P70">Adoración al Santísimo</text:p>
      <text:p text:style-name="P70">Tantum ergo</text:p>
      <text:p text:style-name="P71"/>
      <text:p text:style-name="P71"/>
      <text:p text:style-name="P71"/>
      <text:p text:style-name="P30">Final</text:p>
      <text:p text:style-name="P70">Silencio de amor<text:span text:style-name="T23"/></text:p>
      <text:p text:style-name="P32"/>
      <text:p text:style-name="P32">1. Pequé, pequé, Dios mío.</text:p>
      <text:p text:style-name="P32">PIEDAD, SEÑOR, PIEDAD.</text:p>
      <text:p text:style-name="P32">Si grandes son mis culpas,</text:p>
      <text:p text:style-name="P32">mayor es tu bondad.</text:p>
      <text:p text:style-name="P32">SI GRANDES SON MIS CULPAS</text:p>
      <text:p text:style-name="P32">MAYOR ES TU BONDAD.</text:p>
      <text:p text:style-name="P3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tkinson Hyperlegible" svg:font-family="'Atkinson Hyperlegible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9T13:45:10.336441975</meta:creation-date>
    <dc:date>2025-03-22T11:07:34.701211615</dc:date>
    <meta:editing-duration>P4DT1H28M5S</meta:editing-duration>
    <meta:editing-cycles>66</meta:editing-cycles>
    <meta:generator>LibreOffice/24.8.5.2$Linux_X86_64 LibreOffice_project/480$Build-2</meta:generator>
    <meta:document-statistic meta:table-count="0" meta:image-count="0" meta:object-count="0" meta:page-count="7" meta:paragraph-count="186" meta:word-count="935" meta:character-count="5339" meta:non-whitespace-character-count="4587"/>
  </office:meta>
</office:document-meta>
</file>